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font-family-generic="modern" style:font-pitch="fixed" style:name="Courier New" svg:font-family="'Courier New'"/>
    <style:font-face style:font-family-generic="modern" style:font-pitch="fixed" style:name="MS Gothic" svg:font-family="'MS Gothic'"/>
    <style:font-face style:font-family-generic="modern" style:font-pitch="fixed" style:name="MS Mincho" svg:font-family="'MS Mincho'"/>
    <style:font-face style:font-family-generic="roman" style:font-pitch="variable" style:name="Cambria" svg:font-family="Cambria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ystem" style:font-pitch="variable" style:name="MS Mincho1" svg:font-family="'MS Mincho'"/>
    <style:font-face style:font-family-generic="system" style:font-pitch="variable" style:name="Tahoma" svg:font-family="Tahoma"/>
    <style:font-face style:font-family-generic="roman" style:font-pitch="variable" style:name="Cambria" svg:font-family="Cambria" svg:panose-1="2 4 5 3 5 4 6 3 2 4"/>
    <style:font-face style:font-family-generic="swiss" style:font-pitch="variable" style:name="Calibri" svg:font-family="Calibri" svg:panose-1="2 15 5 2 2 2 4 3 2 4"/>
    <style:font-face style:font-family-generic="swiss" style:font-pitch="variable" style:name="Arial" svg:font-family="Arial"/>
    <style:font-face style:font-family-generic="modern" style:font-pitch="fixed" style:name="Courier New" svg:font-family="Courier New"/>
  </office:font-face-decls>
  <office:automatic-styles>
    <style:style style:family="paragraph" style:name="a95d824" style:parent-style-name="Heading_20_2">
      <style:paragraph-properties/>
    </style:style>
    <style:style style:family="text" style:name="ac5b238" style:parent-style-name="Default_20_Paragraph_20_Font">
      <style:text-properties style:text-line-through-mode="continuous" style:text-line-through-style="solid" style:text-line-through-type="double" style:text-overline-mode="continuous" style:text-underline-mode="continuous"/>
    </style:style>
    <style:style style:family="paragraph" style:name="a54aa50" style:parent-style-name="Heading_20_2">
      <style:paragraph-properties/>
    </style:style>
    <style:style style:family="text" style:name="a95db43">
      <style:text-properties/>
    </style:style>
    <style:style style:family="text" style:name="abcf20e" style:parent-style-name="Default_20_Paragraph_20_Font">
      <style:text-properties style:text-line-through-mode="continuous" style:text-line-through-style="solid" style:text-line-through-type="single" style:text-overline-mode="continuous" style:text-underline-mode="continuous"/>
    </style:style>
    <style:style style:family="paragraph" style:name="a36c77d" style:parent-style-name="Heading_20_2">
      <style:paragraph-properties/>
    </style:style>
    <style:style style:family="text" style:name="a28c712" style:parent-style-name="Default_20_Paragraph_20_Font">
      <style:text-properties style:font-name="Courier New" style:font-name-complex="Courier New"/>
    </style:style>
    <style:style style:family="paragraph" style:name="af1ecd9" style:parent-style-name="Heading_20_2">
      <style:paragraph-properties/>
    </style:style>
    <style:style style:family="text" style:name="a52a70a" style:parent-style-name="Default_20_Paragraph_20_Font">
      <style:text-properties fo:font-size="16.0pt" style:font-size-asian="16.0pt"/>
    </style:style>
    <style:style style:family="paragraph" style:name="ac5cd44" style:parent-style-name="Heading_20_2">
      <style:paragraph-properties/>
    </style:style>
    <style:style style:family="text" style:name="a665907" style:parent-style-name="Default_20_Paragraph_20_Font">
      <style:text-properties style:text-position="super"/>
    </style:style>
    <style:style style:family="text" style:name="af3a871" style:parent-style-name="Default_20_Paragraph_20_Font">
      <style:text-properties style:text-position="sub"/>
    </style:style>
    <style:style style:family="paragraph" style:name="ae9740f" style:parent-style-name="Heading_20_2">
      <style:paragraph-properties/>
    </style:style>
    <style:style style:family="text" style:name="a0103d0" style:parent-style-name="Default_20_Paragraph_20_Font">
      <style:text-properties fo:background-color="#ffff00"/>
    </style:style>
    <style:style style:family="paragraph" style:name="accf001" style:parent-style-name="Heading_20_2">
      <style:paragraph-properties/>
    </style:style>
    <style:style style:family="text" style:name="ada1db6" style:parent-style-name="Default_20_Paragraph_20_Font">
      <style:text-properties fo:color="#ff0000"/>
    </style:style>
    <style:style style:family="paragraph" style:name="af60efb" style:parent-style-name="Heading_20_2">
      <style:paragraph-properties/>
    </style:style>
    <style:style style:family="text" style:name="a0ea641" style:parent-style-name="Default_20_Paragraph_20_Font">
      <style:text-properties fo:font-style="italic" fo:font-weight="bold" style:font-style-asian="italic" style:font-weight-asian="bold" style:text-underline-style="solid"/>
    </style:style>
    <style:style style:family="paragraph" style:name="ab5e0e5" style:parent-style-name="Heading_20_2">
      <style:paragraph-properties/>
    </style:style>
    <style:style style:family="text" style:name="a808983" style:parent-style-name="Default_20_Paragraph_20_Font">
      <style:text-properties style:text-underline-style="solid"/>
    </style:style>
    <style:style style:family="paragraph" style:name="a92e1dc" style:parent-style-name="Heading_20_2">
      <style:paragraph-properties/>
    </style:style>
    <style:style style:family="text" style:name="ac27404" style:parent-style-name="Default_20_Paragraph_20_Font">
      <style:text-properties fo:font-style="italic" style:font-style-asian="italic"/>
    </style:style>
    <style:style style:family="paragraph" style:name="a1aff96" style:parent-style-name="Heading_20_2">
      <style:paragraph-properties/>
    </style:style>
    <style:style style:family="text" style:name="a7243ad" style:parent-style-name="Default_20_Paragraph_20_Font">
      <style:text-properties fo:font-weight="bold" style:font-weight-asian="bold"/>
    </style:style>
    <style:style style:family="paragraph" style:name="a1ce900" style:parent-style-name="Heading_20_2">
      <style:paragraph-properties/>
    </style:style>
    <style:style style:family="paragraph" style:name="a200c8d" style:parent-style-name="Title">
      <style:paragraph-properties fo:break-before="page"/>
    </style:style>
  </office:automatic-styles>
  <office:body>
    <office:text>
      <text:p text:style-name="a200c8d">Character Attributes</text:p>
      <text:p text:style-name="Subtitle">Examples</text:p>
      <text:h text:outline-level="2" text:style-name="a1ce900">Bold</text:h>
      <text:p text:style-name="Normal"><text:span text:style-name="a7243ad">Lorem<text:s/>abcd ipsum</text:span><text:s/>dolor sit amet…</text:p>
      <text:h text:outline-level="2" text:style-name="a1aff96">Italic</text:h>
      <text:p text:style-name="Normal"><text:span text:style-name="ac27404">Lorem ipsum</text:span><text:s/>dolor sit amet…</text:p>
      <text:h text:outline-level="2" text:style-name="a92e1dc">Underline</text:h>
      <text:p text:style-name="Normal"><text:span text:style-name="a808983">Lorem ipsum</text:span><text:s/>dolor sit amet…</text:p>
      <text:h text:outline-level="2" text:style-name="ab5e0e5">Bold+Italic+Underline</text:h>
      <text:p text:style-name="Normal"><text:span text:style-name="a0ea641">Lorem ipsum</text:span><text:s/>dolor sit amet…</text:p>
      <text:h text:outline-level="2" text:style-name="af60efb">Text Color</text:h>
      <text:p text:style-name="Normal"><text:span text:style-name="ada1db6">Lorem ipsum</text:span><text:s/>dolor sit amet…</text:p>
      <text:h text:outline-level="2" text:style-name="accf001">Highlight Color</text:h>
      <text:p text:style-name="Normal"><text:span text:style-name="a0103d0">Lorem ipsum</text:span><text:s/>dolor sit amet…</text:p>
      <text:h text:outline-level="2" text:style-name="ae9740f">Subscript + Superscript</text:h>
      <text:p text:style-name="Normal"><text:span text:style-name="af3a871">Lorem</text:span><text:s/><text:span text:style-name="a665907">ipsum</text:span><text:s/>dolor sit amet…</text:p>
      <text:h text:outline-level="2" text:style-name="ac5cd44">Font Size</text:h>
      <text:p text:style-name="Normal"><text:span text:style-name="a52a70a">Lorem ipsum</text:span><text:s/>dolor sit amet…</text:p>
      <text:h text:outline-level="2" text:style-name="af1ecd9">Font Name</text:h>
      <text:p text:style-name="Normal"><text:span text:style-name="a28c712">Lorem ipsum</text:span><text:s/>dolor sit amet…</text:p>
      <text:h text:outline-level="2" text:style-name="a36c77d">Strikethrough</text:h>
      <text:p text:style-name="Marginalia"><text:span text:style-name="abcf20e">Lorem ipsum</text:span><text:s/>do<text:span text:style-name="a95db43">lor sit<text:s/></text:span>amet…</text:p>
      <text:h text:outline-level="2" text:style-name="a54aa50">Double Strikethrough</text:h>
      <text:p text:style-name="Marginalia"><text:span text:style-name="ac5b238">Lorem ipsum</text:span><text:s/>dolor sit amet…</text:p>
      <text:h text:outline-level="2" text:style-name="a95d824"/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font-family-generic="modern" style:font-pitch="fixed" style:name="Courier New" svg:font-family="'Courier New'"/>
    <style:font-face style:font-family-generic="modern" style:font-pitch="fixed" style:name="MS Gothic" svg:font-family="'MS Gothic'"/>
    <style:font-face style:font-family-generic="modern" style:font-pitch="fixed" style:name="MS Mincho" svg:font-family="'MS Mincho'"/>
    <style:font-face style:font-family-generic="roman" style:font-pitch="variable" style:name="Cambria" svg:font-family="Cambria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ystem" style:font-pitch="variable" style:name="MS Mincho1" svg:font-family="'MS Mincho'"/>
    <style:font-face style:font-family-generic="system" style:font-pitch="variable" style:name="Tahoma" svg:font-family="Tahoma"/>
    <style:font-face style:font-family-generic="roman" style:font-pitch="variable" style:name="Cambria" svg:font-family="Cambria" svg:panose-1="2 4 5 3 5 4 6 3 2 4"/>
    <style:font-face style:font-family-generic="swiss" style:font-pitch="variable" style:name="Calibri" svg:font-family="Calibri" svg:panose-1="2 15 5 2 2 2 4 3 2 4"/>
    <style:font-face style:font-family-generic="swiss" style:font-pitch="variable" style:name="Arial" svg:font-family="Arial"/>
    <style:font-face style:font-family-generic="modern" style:font-pitch="fixed" style:name="Courier New" svg:font-family="Courier New"/>
  </office:font-face-decls>
  <office:styles>
    <style:default-style style:family="paragraph">
      <style:paragraph-properties fo:background-color="transparent" fo:border-bottom="none" fo:border-left="none" fo:border-right="none" fo:border-top="none" fo:line-height="100%" fo:padding-bottom="0.0mm" fo:padding-left="0.0mm" fo:padding-right="0.0mm" fo:padding-top="0.0mm" fo:text-align="left"/>
      <style:text-properties fo:background-color="transparent" fo:country="US" fo:font-size="12.0pt" fo:font-style="normal" fo:font-weight="normal" fo:language="en" fo:letter-spacing="normal" style:font-name="Cambria" style:font-name-asian="MS Mincho" style:font-name-complex="Times New Roman" style:font-size-asian="12.0pt" style:font-style-asian="normal" style:font-style-complex="normal" style:font-weight-asian="normal" style:font-weight-complex="normal" style:text-position="0% 100%" style:text-underline-style="none" style:use-window-font-color="true"/>
    </style:default-style>
    <style:style style:family="paragraph" style:name="Normal" style:parent-style-name="default_paragraph_style"/>
    <style:style style:default-outline-level="2" style:display-name="Heading 2" style:family="paragraph" style:name="Heading_20_2" style:next-style-name="Normal" style:parent-style-name="Normal">
      <style:paragraph-properties fo:margin-bottom="0.0mm" fo:margin-top="3.53mm"/>
      <style:text-properties fo:color="#4f81bd" fo:font-size="13.0pt" fo:font-weight="bold" style:font-name="Calibri" style:font-name-asian="MS Gothic" style:font-name-complex="Times New Roman" style:font-size-asian="13.0pt" style:font-weight-asian="bold" style:font-weight-complex="bold"/>
    </style:style>
    <style:style style:family="paragraph" style:name="Subtitle" style:next-style-name="Normal" style:parent-style-name="Normal">
      <style:paragraph-properties/>
      <style:text-properties fo:color="#4f81bd" fo:font-style="italic" fo:letter-spacing="0.26mm" style:font-name="Calibri" style:font-name-asian="MS Gothic" style:font-name-complex="Times New Roman" style:font-style-asian="italic" style:font-style-complex="italic"/>
    </style:style>
    <style:style style:family="paragraph" style:name="Standard" style:parent-style-name="default_paragraph_style"/>
    <style:style style:family="paragraph" style:name="Heading" style:next-style-name="Text_20_body" style:parent-style-name="Standard">
      <style:paragraph-properties fo:margin-bottom="2.12mm" fo:margin-top="4.23mm"/>
      <style:text-properties fo:font-size="14.0pt" style:font-name="Arial" style:font-name-asian="MS Mincho1" style:font-name-complex="Tahoma" style:font-size-asian="14.0pt"/>
    </style:style>
    <style:style style:default-outline-level="1" style:display-name="Heading 1" style:family="paragraph" style:name="Heading_20_1" style:next-style-name="Normal" style:parent-style-name="Normal">
      <style:paragraph-properties fo:margin-bottom="0.0mm" fo:margin-top="8.47mm"/>
      <style:text-properties fo:color="#345a8a" fo:font-size="16.0pt" fo:font-weight="bold" style:font-name="Calibri" style:font-name-asian="MS Gothic" style:font-name-complex="Times New Roman" style:font-size-asian="16.0pt" style:font-weight-asian="bold" style:font-weight-complex="bold"/>
    </style:style>
    <style:style style:display-name="Text body" style:family="paragraph" style:name="Text_20_body" style:parent-style-name="Standard">
      <style:paragraph-properties fo:margin-bottom="2.12mm" fo:margin-top="0.0mm"/>
    </style:style>
    <style:style style:family="paragraph" style:name="Marginalia" style:parent-style-name="Text_20_body">
      <style:paragraph-properties fo:margin-left="40.01mm" fo:margin-right="0.0mm" fo:text-indent="0.0mm"/>
      <style:text-properties style:text-line-through-mode="continuous" style:text-line-through-style="solid" style:text-line-through-type="double" style:text-overline-mode="continuous" style:text-underline-mode="continuous"/>
    </style:style>
    <style:style style:family="paragraph" style:name="Title" style:next-style-name="Normal" style:parent-style-name="Normal">
      <style:paragraph-properties fo:border-bottom="0.35mm solid #4f81bd" fo:border-left="none" fo:border-right="none" fo:border-top="none" fo:margin-bottom="5.29mm" fo:margin-top="0.0mm" fo:padding-bottom="1.41mm" fo:padding-left="0.0mm" fo:padding-right="0.0mm" fo:padding-top="0.0mm"/>
      <style:text-properties fo:color="#17365d" fo:font-size="26.0pt" fo:letter-spacing="0.09mm" style:font-name="Calibri" style:font-name-asian="MS Gothic" style:font-name-complex="Times New Roman" style:font-size-asian="26.0pt"/>
    </style:style>
    <style:style style:display-name="Default Paragraph Font" style:family="text" style:name="Default_20_Paragraph_20_Font" style:parent-style-name="default_character_style"/>
    <style:style style:display-name="Title Char" style:family="text" style:name="Title_20_Char" style:parent-style-name="Default_20_Paragraph_20_Font">
      <style:text-properties fo:color="#17365d" fo:font-size="26.0pt" fo:letter-spacing="0.09mm" style:font-name="Calibri" style:font-name-asian="MS Gothic" style:font-name-complex="Times New Roman" style:font-size-asian="26.0pt"/>
    </style:style>
    <style:style style:display-name="Heading 2 Char" style:family="text" style:name="Heading_20_2_20_Char" style:parent-style-name="Default_20_Paragraph_20_Font">
      <style:text-properties fo:color="#4f81bd" fo:font-size="13.0pt" fo:font-weight="bold" style:font-name="Calibri" style:font-name-asian="MS Gothic" style:font-name-complex="Times New Roman" style:font-size-asian="13.0pt" style:font-weight-asian="bold" style:font-weight-complex="bold"/>
    </style:style>
    <style:style style:display-name="Heading 1 Char" style:family="text" style:name="Heading_20_1_20_Char" style:parent-style-name="Default_20_Paragraph_20_Font">
      <style:text-properties fo:color="#345a8a" fo:font-size="16.0pt" fo:font-weight="bold" style:font-name="Calibri" style:font-name-asian="MS Gothic" style:font-name-complex="Times New Roman" style:font-size-asian="16.0pt" style:font-weight-asian="bold" style:font-weight-complex="bold"/>
    </style:style>
    <style:style style:display-name="Subtitle Char" style:family="text" style:name="Subtitle_20_Char" style:parent-style-name="Default_20_Paragraph_20_Font">
      <style:text-properties fo:color="#4f81bd" fo:font-style="italic" fo:letter-spacing="0.26mm" style:font-name="Calibri" style:font-name-asian="MS Gothic" style:font-name-complex="Times New Roman" style:font-style-asian="italic" style:font-style-complex="italic"/>
    </style:style>
    <style:default-style style:family="graphic">
      <style:graphic-properties/>
      <style:paragraph-properties fo:line-height="100%" fo:text-align="left"/>
      <style:text-properties fo:country="US" fo:font-size="12.0pt" fo:font-style="normal" fo:font-weight="normal" fo:language="en" fo:letter-spacing="normal" style:font-size-asian="12.0pt" style:font-style-asian="normal" style:font-style-complex="normal" style:font-weight-asian="normal" style:font-weight-complex="normal" style:text-position="0% 100%" style:text-underline-style="none" style:use-window-font-color="true"/>
    </style:default-style>
  </office:styles>
  <office:automatic-styles/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8-04-06T23:27:09</dc:date>
    <meta:editing-cycles>2</meta:editing-cycles>
    <meta:editing-duration>PT0.022S</meta:editing-duration>
  </office:meta>
</office:document-meta>
</file>